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6ca" officeooo:paragraph-rsid="000596ca"/>
    </style:style>
    <style:style style:name="P2" style:family="paragraph" style:parent-style-name="Standard">
      <style:text-properties officeooo:rsid="000596ca" officeooo:paragraph-rsid="000794fe"/>
    </style:style>
    <style:style style:name="P3" style:family="paragraph" style:parent-style-name="Standard">
      <style:text-properties officeooo:rsid="000596ca" officeooo:paragraph-rsid="0008de7e"/>
    </style:style>
    <style:style style:name="P4" style:family="paragraph" style:parent-style-name="Standard">
      <style:text-properties officeooo:rsid="000596ca" officeooo:paragraph-rsid="00093eff"/>
    </style:style>
    <style:style style:name="P5" style:family="paragraph" style:parent-style-name="Standard">
      <style:text-properties officeooo:rsid="00066993" officeooo:paragraph-rsid="00066993"/>
    </style:style>
    <style:style style:name="P6" style:family="paragraph" style:parent-style-name="Standard">
      <style:text-properties officeooo:rsid="000794fe" officeooo:paragraph-rsid="000794fe"/>
    </style:style>
    <style:style style:name="P7" style:family="paragraph" style:parent-style-name="Standard">
      <style:text-properties officeooo:rsid="00093eff" officeooo:paragraph-rsid="00093eff"/>
    </style:style>
    <style:style style:name="T1" style:family="text">
      <style:text-properties officeooo:rsid="00066993"/>
    </style:style>
    <style:style style:name="T2" style:family="text">
      <style:text-properties officeooo:rsid="000794fe"/>
    </style:style>
    <style:style style:name="T3" style:family="text">
      <style:text-properties officeooo:rsid="0008de7e"/>
    </style:style>
    <style:style style:name="T4" style:family="text">
      <style:text-properties officeooo:rsid="000a40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Architecture, principles and design patterns</text:p>
      <text:p text:style-name="P1"/>
      <text:p text:style-name="P1">Principles:</text:p>
      <text:p text:style-name="P1">Container: <text:tab/><text:tab/>Erlang nodes<text:line-break/>Communication:<text:tab/>Distributed erlang</text:p>
      <text:p text:style-name="P1">Applications:<text:tab/><text:tab/>Erlang applications specification <text:span text:style-name="T1">and supervisor</text:span></text:p>
      <text:p text:style-name="P1">Services:<text:tab/><text:tab/>Erlang gen_server</text:p>
      <text:p text:style-name="P1">Code repository:<text:tab/>Github</text:p>
      <text:p text:style-name="P1">Service discovery<text:tab/><text:span text:style-name="T1">distributed </text:span>own written sd</text:p>
      <text:p text:style-name="P1">Availability<text:tab/><text:tab/>erlang distribution and supervisor concept</text:p>
      <text:p text:style-name="P1">State less<text:tab/><text:tab/>Functions calls</text:p>
      <text:p text:style-name="P1">Stateful- no-persistant<text:tab/>gen_server using ets for parallelism</text:p>
      <text:p text:style-name="P1">Stateful-persistant<text:tab/>gen_server using dets or external dbase</text:p>
      <text:p text:style-name="P5">log <text:tab/><text:tab/><text:tab/>local log files systemd </text:p>
      <text:p text:style-name="P6">management<text:tab/><text:tab/>ssh and oam</text:p>
      <text:p text:style-name="P1"/>
      <text:p text:style-name="P1">Architecture:<text:line-break/>Three types of nodes, Controller, Worker and Device.</text:p>
      <text:p text:style-name="P1">Controller: <text:line-break/><text:span text:style-name="T1">&gt; Start and stop applications<text:line-break/>&gt; Service discovery master<text:line-break/>&gt; oam interface </text:span></text:p>
      <text:p text:style-name="P1"/>
      <text:p text:style-name="P1">worker:</text:p>
      <text:p text:style-name="P5">&gt; runs containers </text:p>
      <text:p text:style-name="P5">&gt; local sd <text:line-break/><text:span text:style-name="T2">&gt; local log file - persistant</text:span></text:p>
      <text:p text:style-name="P1"/>
      <text:p text:style-name="P2">device:<text:line-break/><text:span text:style-name="T2">non erlang node , mqtt , devices such as esp12 or arduino.</text:span></text:p>
      <text:p text:style-name="P2"/>
      <text:p text:style-name="P2"><text:span text:style-name="T2">Data structures:</text:span></text:p>
      <text:p text:style-name="P3"><text:span text:style-name="T2">-record (node_info, {NodeName,IntialApps,location </text:span></text:p>
      <text:p text:style-name="P3"/>
      <text:p text:style-name="P4"><text:span text:style-name="T3">sd_info {service,[Nodes]}</text:span></text:p>
      <text:p text:style-name="P7">node_info {node,[Services]}</text:p>
      <text:p text:style-name="P4"><text:line-break/><text:span text:style-name="T4">active_nodes([Nodes]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9:13:45.961211432</meta:creation-date>
    <meta:generator>LibreOffice/5.1.6.2$Linux_X86_64 LibreOffice_project/10m0$Build-2</meta:generator>
    <dc:date>2019-07-19T22:53:28.398641554</dc:date>
    <meta:editing-duration>PT13H39M40S</meta:editing-duration>
    <meta:editing-cycles>7</meta:editing-cycles>
    <meta:document-statistic meta:table-count="0" meta:image-count="0" meta:object-count="0" meta:page-count="1" meta:paragraph-count="24" meta:word-count="122" meta:character-count="959" meta:non-whitespace-character-count="844"/>
  </office:meta>
</office:document-meta>
</file>